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24.38mm"/>
    </style:style>
    <style:style style:name="co3" style:family="table-column">
      <style:table-column-properties fo:break-before="auto" style:column-width="23.83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33.23mm"/>
    </style:style>
    <style:style style:name="co6" style:family="table-column">
      <style:table-column-properties fo:break-before="auto" style:column-width="52.58mm"/>
    </style:style>
    <style:style style:name="co7" style:family="table-column">
      <style:table-column-properties fo:break-before="auto" style:column-width="14.43mm"/>
    </style:style>
    <style:style style:name="co8" style:family="table-column">
      <style:table-column-properties fo:break-before="auto" style:column-width="26.3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>
      <style:text-properties fo:font-weight="bold" style:font-weight-asian="bold" style:font-weight-complex="bold"/>
    </style:style>
    <style:style style:name="ce3" style:family="table-cell" style:parent-style-name="Default" style:data-style-name="N108"/>
  </office:automatic-styles>
  <office:body>
    <office:spreadsheet>
      <table:calculation-settings table:automatic-find-labels="false"/>
      <table:table table:name="2_RS485_RS422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ce3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OC_REICHELT</text:p>
          </table:table-cell>
          <table:table-cell table:style-name="ce1" office:value-type="string" calcext:value-type="string">
            <text:p>OC_FARNELL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PRICE_SUM</text:p>
          </table:table-cell>
          <table:table-cell table:style-name="ce1"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, C2, C3, C4</text:p>
          </table:table-cell>
          <table:table-cell office:value-type="string" calcext:value-type="string">
            <text:p>CAPACITOR, European symbol</text:p>
          </table:table-cell>
          <table:table-cell table:number-columns-repeated="2"/>
          <table:table-cell office:value-type="string" calcext:value-type="string">
            <text:p>X7R-G0805 100N</text:p>
          </table:table-cell>
          <table:table-cell/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K2]*[.A2]" office:value-type="currency" office:currency="EUR" office:value="0.100840336134454" calcext:value-type="currency">
            <text:p>0,10 €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, R22, R30, R31</text:p>
          </table:table-cell>
          <table:table-cell office:value-type="string" calcext:value-type="string">
            <text:p>RESISTOR, European symbol</text:p>
          </table:table-cell>
          <table:table-cell table:number-columns-repeated="2"/>
          <table:table-cell office:value-type="string" calcext:value-type="string">
            <text:p>SMD-0805 120</text:p>
          </table:table-cell>
          <table:table-cell/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K3]*[.A3]" office:value-type="currency" office:currency="EUR" office:value="0.100840336134454" calcext:value-type="currency">
            <text:p>0,10 €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, European symbol</text:p>
          </table:table-cell>
          <table:table-cell table:number-columns-repeated="2"/>
          <table:table-cell office:value-type="string" calcext:value-type="string">
            <text:p>SMD-0805 4,70K</text:p>
          </table:table-cell>
          <table:table-cell/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K4]*[.A4]" office:value-type="currency" office:currency="EUR" office:value="0.0252100840336134" calcext:value-type="currency">
            <text:p>0,03 €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HCT02D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Quad 2-input NOR gate</text:p>
          </table:table-cell>
          <table:table-cell table:number-columns-repeated="2"/>
          <table:table-cell office:value-type="string" calcext:value-type="string">
            <text:p>74HC 02D NXP</text:p>
          </table:table-cell>
          <table:table-cell/>
          <table:table-cell table:formula="of:=0.21/1.19" office:value-type="currency" office:currency="EUR" office:value="0.176470588235294" calcext:value-type="currency">
            <text:p>0,18 €</text:p>
          </table:table-cell>
          <table:table-cell table:formula="of:=[.K5]*[.A5]" office:value-type="currency" office:currency="EUR" office:value="0.176470588235294" calcext:value-type="currency">
            <text:p>0,18 €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KL18X-10W</text:p>
          </table:table-cell>
          <table:table-cell office:value-type="string" calcext:value-type="string">
            <text:p>AKL182-10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Riacon AKL18X Steckverbinder</text:p>
          </table:table-cell>
          <table:table-cell table:number-columns-repeated="2"/>
          <table:table-cell office:value-type="string" calcext:value-type="string">
            <text:p>AKL 182-10</text:p>
          </table:table-cell>
          <table:table-cell/>
          <table:table-cell table:formula="of:=0.99/1.19" office:value-type="currency" office:currency="EUR" office:value="0.831932773109244" calcext:value-type="currency">
            <text:p>0,83 €</text:p>
          </table:table-cell>
          <table:table-cell table:formula="of:=[.K6]*[.A6]" office:value-type="currency" office:currency="EUR" office:value="0.831932773109244" calcext:value-type="currency">
            <text:p>0,83 €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LSERIALD</text:p>
          </table:table-cell>
          <table:table-cell office:value-type="string" calcext:value-type="string">
            <text:p>DAUGHTER-THT</text:p>
          </table:table-cell>
          <table:table-cell office:value-type="string" calcext:value-type="string">
            <text:p>X1</text:p>
          </table:table-cell>
          <table:table-cell table:number-columns-repeated="3"/>
          <table:table-cell office:value-type="string" calcext:value-type="string">
            <text:p>SL 2X10W 2,54</text:p>
          </table:table-cell>
          <table:table-cell/>
          <table:table-cell table:formula="of:=0.18/1.19" office:value-type="currency" office:currency="EUR" office:value="0.151260504201681" calcext:value-type="currency">
            <text:p>0,15 €</text:p>
          </table:table-cell>
          <table:table-cell table:formula="of:=[.K7]*[.A7]" office:value-type="currency" office:currency="EUR" office:value="0.151260504201681" calcext:value-type="currency">
            <text:p>0,15 €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MA05-2W</text:p>
          </table:table-cell>
          <table:table-cell office:value-type="string" calcext:value-type="string">
            <text:p>SV1</text:p>
          </table:table-cell>
          <table:table-cell table:number-columns-repeated="3"/>
          <table:table-cell office:value-type="string" calcext:value-type="string">
            <text:p>SL 2X10W 2,54</text:p>
          </table:table-cell>
          <table:table-cell/>
          <table:table-cell table:formula="of:=0.18/1.19" office:value-type="currency" office:currency="EUR" office:value="0.151260504201681" calcext:value-type="currency">
            <text:p>0,15 €</text:p>
          </table:table-cell>
          <table:table-cell table:formula="of:=[.K8]*[.A8]" office:value-type="currency" office:currency="EUR" office:value="0.151260504201681" calcext:value-type="currency">
            <text:p>0,15 €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X485CSA</text:p>
          </table:table-cell>
          <table:table-cell office:value-type="string" calcext:value-type="string">
            <text:p>MAX481CSA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2, IC3</text:p>
          </table:table-cell>
          <table:table-cell office:value-type="string" calcext:value-type="string">
            <text:p>RS485 TRANSEIV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481CSA</text:p>
          </table:table-cell>
          <table:table-cell office:value-type="string" calcext:value-type="string">
            <text:p>MAX 485 CSA</text:p>
          </table:table-cell>
          <table:table-cell/>
          <table:table-cell table:formula="of:=1.35/1.19" office:value-type="currency" office:currency="EUR" office:value="1.13445378151261" calcext:value-type="currency">
            <text:p>1,13 €</text:p>
          </table:table-cell>
          <table:table-cell table:formula="of:=[.K9]*[.A9]" office:value-type="currency" office:currency="EUR" office:value="2.26890756302521" calcext:value-type="currency">
            <text:p>2,27 €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489CSD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RS485 TRANSEIV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489CSD</text:p>
          </table:table-cell>
          <table:table-cell office:value-type="string" calcext:value-type="string">
            <text:p>MAX 489 CSD</text:p>
          </table:table-cell>
          <table:table-cell/>
          <table:table-cell table:formula="of:=3.25/1.19" office:value-type="currency" office:currency="EUR" office:value="2.73109243697479" calcext:value-type="currency">
            <text:p>2,73 €</text:p>
          </table:table-cell>
          <table:table-cell table:formula="of:=[.K10]*[.A10]" office:value-type="currency" office:currency="EUR" office:value="2.73109243697479" calcext:value-type="currency">
            <text:p>2,73 €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MPE 149-4-002-F4</text:p>
          </table:table-cell>
          <table:table-cell/>
          <table:table-cell table:formula="of:=0.06/1.19" office:value-type="currency" office:currency="EUR" office:value="0.0504201680672269" calcext:value-type="currency">
            <text:p>0,05 €</text:p>
          </table:table-cell>
          <table:table-cell table:formula="of:=[.K11]*[.A11]" office:value-type="currency" office:currency="EUR" office:value="0.201680672268908" calcext:value-type="currency">
            <text:p>0,20 €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" table:formula="of:=SUM([.L2:.L10])" office:value-type="currency" office:currency="EUR" office:value="6.53781512605042" calcext:value-type="currency">
            <text:p>6,54 €</text:p>
          </table:table-cell>
          <table:table-cell table:number-columns-repeated="101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2">00.00.0000</text:date>, <text:time style:data-style-name="N2" text:time-value="18:55:20.74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2T18:58:53.758000000</dc:date>
    <meta:editing-duration>PT12M50S</meta:editing-duration>
    <meta:editing-cycles>3</meta:editing-cycles>
    <meta:generator>LibreOffice/5.3.6.1$Windows_x86 LibreOffice_project/686f202eff87ef707079aeb7f485847613344eb7</meta:generator>
    <meta:document-statistic meta:table-count="1" meta:cell-count="101" meta:object-count="0"/>
  </office:meta>
</office:document-meta>
</file>